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spin is a gas giant in the Bespin system roughly 49,100 light-years from the core. The planet contains a breathable atmosphere and has three major cities:</text:p>
      <text:list xml:id="list597666505" text:style-name="WWNum1">
        <text:list-item>
          <text:p text:style-name="P1">Chinook Station</text:p>
        </text:list-item>
        <text:list-item>
          <text:p text:style-name="P1">Cloud City</text:p>
        </text:list-item>
        <text:list-item>
          <text:p text:style-name="P1">Ugnorgrad</text:p>
        </text:list-item>
      </text:list>
      <text:p text:style-name="Standard">The population of Bespin is 6,000,000 and they have largely remained unaffiliated in the various galactic wars but have also had affiliations with the Galactic Empire, New Republic, and the First Order over the years though they had openly rebelled against the First Order as well.</text:p>
      <text:p text:style-name="Standard">The more interesting fauna include the blue-and-red tipped Rawwks and the rainbow-colored air shrimps. A common favorite of the Bespin population is the Beldons who live in large herds in the lower atmosphere of the planet and gather chemicals and plankton, colloquially known as glowers, to generate tibanna gas which is one of the most valuable commodities that make up the Bespin economy. </text:p>
      <text:p text:style-name="Standard">Bespin has no native interstellar species but has been colonized and used by various traders and explorers throughout the years. One of the primary commercial exploitations of Bespin took place by Figg and Associates. As gas prospectors they profited heavily on tibanna gas. With concerns of lessening dependency on the gas across the galaxy the Bespin traders have turned to either migrating to other systems or to more nefarious practices such as splicing, spice trading, and housing bounty hunters. </text:p>
      <text:p text:style-name="Standard">Recently there have been rumors that a group going by the name of Tibannucks, an intelligent creature native to Bespin, have been developing digital implants, malware, and other forms of tooling for cyber criminals and actors throughout the galaxy.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bert Lee</meta:initial-creator>
    <dc:creator>Robert Lee</dc:creator>
    <meta:editing-cycles>3</meta:editing-cycles>
    <meta:creation-date>2020-11-15T18:56:00</meta:creation-date>
    <dc:date>2020-11-15T19:08:00</dc:date>
    <meta:editing-duration>PT11M</meta:editing-duration>
    <meta:generator>LibreOffice/6.4.7.2$Linux_X86_64 LibreOffice_project/40$Build-2</meta:generator>
    <meta:document-statistic meta:table-count="0" meta:image-count="0" meta:object-count="0" meta:page-count="1" meta:paragraph-count="8" meta:word-count="261" meta:character-count="1617" meta:non-whitespace-character-count="13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